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8cm" svg:height="1.68cm" draw:transform="skewX (0.000698131700797736) rotate (-0.386415896391545) translate (4.1254799557722cm 1.5024093638744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8) translate (4.32398763473589cm 2.5848409679315cm)" svg:viewBox="0 0 836 551" svg:d="M434 549c171-16 339-143 390-250 50-109-64-201-193-255-130-52-268-66-432 3-162 69-262 182-153 322 109 138 217 195 388 180z">
          <text:p/>
        </draw:path>
        <draw:path draw:style-name="gr1" draw:text-style-name="P1" draw:layer="layout" svg:width="1.34cm" svg:height="1.567cm" draw:transform="rotate (0.724486172502846) translate (4.52171468622959cm 2.197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39745781206569cm 1.776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6.56916917510431cm 2.378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3:52.79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